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274d7" officeooo:paragraph-rsid="000274d7" style:font-weight-asian="bold" style:font-weight-complex="bold"/>
    </style:style>
    <style:style style:name="P2" style:family="paragraph" style:parent-style-name="Standard">
      <style:text-properties fo:font-weight="bold" officeooo:rsid="000b554f" officeooo:paragraph-rsid="000b554f" style:font-weight-asian="bold" style:font-weight-complex="bold"/>
    </style:style>
    <style:style style:name="P3" style:family="paragraph" style:parent-style-name="Standard">
      <style:text-properties fo:font-weight="bold" officeooo:rsid="000dd4c3" officeooo:paragraph-rsid="000dd4c3" style:font-weight-asian="bold" style:font-weight-complex="bold"/>
    </style:style>
    <style:style style:name="P4" style:family="paragraph" style:parent-style-name="Standard">
      <style:text-properties fo:font-weight="bold" officeooo:rsid="00130380" officeooo:paragraph-rsid="00130380" style:font-weight-asian="bold" style:font-weight-complex="bold"/>
    </style:style>
    <style:style style:name="P5" style:family="paragraph" style:parent-style-name="Standard">
      <style:text-properties fo:font-weight="bold" officeooo:rsid="00186c4c" officeooo:paragraph-rsid="00186c4c" style:font-weight-asian="bold" style:font-weight-complex="bold"/>
    </style:style>
    <style:style style:name="P6" style:family="paragraph" style:parent-style-name="Standard">
      <style:text-properties fo:font-weight="normal" officeooo:rsid="00044950" officeooo:paragraph-rsid="00044950" style:font-weight-asian="normal" style:font-weight-complex="normal"/>
    </style:style>
    <style:style style:name="P7" style:family="paragraph" style:parent-style-name="Standard">
      <style:text-properties fo:font-weight="normal" officeooo:rsid="00049571" officeooo:paragraph-rsid="00049571" style:font-weight-asian="normal" style:font-weight-complex="normal"/>
    </style:style>
    <style:style style:name="P8" style:family="paragraph" style:parent-style-name="Standard">
      <style:text-properties fo:font-weight="normal" officeooo:rsid="00067e49" officeooo:paragraph-rsid="00067e49" style:font-weight-asian="normal" style:font-weight-complex="normal"/>
    </style:style>
    <style:style style:name="P9" style:family="paragraph" style:parent-style-name="Standard">
      <style:text-properties fo:font-weight="normal" officeooo:rsid="00076536" officeooo:paragraph-rsid="00076536" style:font-weight-asian="normal" style:font-weight-complex="normal"/>
    </style:style>
    <style:style style:name="P10" style:family="paragraph" style:parent-style-name="Standard">
      <style:text-properties fo:font-weight="normal" officeooo:rsid="000954a3" officeooo:paragraph-rsid="000954a3" style:font-weight-asian="normal" style:font-weight-complex="normal"/>
    </style:style>
    <style:style style:name="P11" style:family="paragraph" style:parent-style-name="Standard">
      <style:text-properties fo:font-weight="normal" officeooo:rsid="000ad014" officeooo:paragraph-rsid="000ad014" style:font-weight-asian="normal" style:font-weight-complex="normal"/>
    </style:style>
    <style:style style:name="P12" style:family="paragraph" style:parent-style-name="Standard">
      <style:text-properties fo:font-weight="normal" officeooo:rsid="000b554f" officeooo:paragraph-rsid="000b554f" style:font-weight-asian="normal" style:font-weight-complex="normal"/>
    </style:style>
    <style:style style:name="P13" style:family="paragraph" style:parent-style-name="Standard">
      <style:text-properties fo:font-weight="normal" officeooo:rsid="000c26f1" officeooo:paragraph-rsid="000c26f1" style:font-weight-asian="normal" style:font-weight-complex="normal"/>
    </style:style>
    <style:style style:name="P14" style:family="paragraph" style:parent-style-name="Standard">
      <style:text-properties fo:font-weight="normal" officeooo:rsid="000dd4c3" officeooo:paragraph-rsid="000dd4c3" style:font-weight-asian="normal" style:font-weight-complex="normal"/>
    </style:style>
    <style:style style:name="P15" style:family="paragraph" style:parent-style-name="Standard">
      <style:text-properties fo:font-weight="normal" officeooo:rsid="000fa7f8" officeooo:paragraph-rsid="000fa7f8" style:font-weight-asian="normal" style:font-weight-complex="normal"/>
    </style:style>
    <style:style style:name="P16" style:family="paragraph" style:parent-style-name="Standard">
      <style:text-properties fo:font-weight="normal" officeooo:rsid="00119239" officeooo:paragraph-rsid="00119239" style:font-weight-asian="normal" style:font-weight-complex="normal"/>
    </style:style>
    <style:style style:name="P17" style:family="paragraph" style:parent-style-name="Standard">
      <style:text-properties fo:font-weight="normal" officeooo:rsid="00147095" officeooo:paragraph-rsid="00147095" style:font-weight-asian="normal" style:font-weight-complex="normal"/>
    </style:style>
    <style:style style:name="P18" style:family="paragraph" style:parent-style-name="Standard">
      <style:text-properties fo:font-weight="normal" officeooo:rsid="00167905" officeooo:paragraph-rsid="00167905" style:font-weight-asian="normal" style:font-weight-complex="normal"/>
    </style:style>
    <style:style style:name="P19" style:family="paragraph" style:parent-style-name="Standard">
      <style:text-properties fo:font-weight="normal" officeooo:rsid="0016e43f" officeooo:paragraph-rsid="0016e43f" style:font-weight-asian="normal" style:font-weight-complex="normal"/>
    </style:style>
    <style:style style:name="P20" style:family="paragraph" style:parent-style-name="Standard">
      <style:text-properties fo:font-weight="normal" officeooo:rsid="00199653" officeooo:paragraph-rsid="00199653" style:font-weight-asian="normal" style:font-weight-complex="normal"/>
    </style:style>
    <style:style style:name="P21" style:family="paragraph" style:parent-style-name="Standard">
      <style:text-properties fo:font-weight="normal" officeooo:rsid="001b1eae" officeooo:paragraph-rsid="001b1eae" style:font-weight-asian="normal" style:font-weight-complex="normal"/>
    </style:style>
    <style:style style:name="P22" style:family="paragraph" style:parent-style-name="Preformatted_20_Text">
      <style:text-properties fo:font-weight="normal" officeooo:rsid="000274d7" officeooo:paragraph-rsid="000274d7" style:font-weight-asian="normal" style:font-weight-complex="normal"/>
    </style:style>
    <style:style style:name="P23" style:family="paragraph" style:parent-style-name="Preformatted_20_Text">
      <style:text-properties fo:font-weight="normal" officeooo:rsid="00049571" officeooo:paragraph-rsid="00049571" style:font-weight-asian="normal" style:font-weight-complex="normal"/>
    </style:style>
    <style:style style:name="P24" style:family="paragraph" style:parent-style-name="Preformatted_20_Text">
      <style:paragraph-properties fo:margin-top="0in" fo:margin-bottom="0.1965in" style:contextual-spacing="false"/>
    </style:style>
    <style:style style:name="P25" style:family="paragraph" style:parent-style-name="Standard">
      <style:text-properties fo:font-weight="normal" officeooo:rsid="000d0033" officeooo:paragraph-rsid="000d0033" style:font-weight-asian="normal" style:font-weight-complex="normal"/>
    </style:style>
    <style:style style:name="P26" style:family="paragraph" style:parent-style-name="Standard">
      <style:text-properties fo:font-weight="normal" officeooo:rsid="001caf96" officeooo:paragraph-rsid="001caf96" style:font-weight-asian="normal" style:font-weight-complex="normal"/>
    </style:style>
    <style:style style:name="P27" style:family="paragraph" style:parent-style-name="Standard">
      <style:text-properties fo:font-weight="bold" officeooo:rsid="001bd0d4" officeooo:paragraph-rsid="001bd0d4" style:font-weight-asian="bold" style:font-weight-complex="bold"/>
    </style:style>
    <style:style style:name="P28" style:family="paragraph" style:parent-style-name="Standard">
      <style:paragraph-properties fo:background-color="transparent">
        <style:background-image/>
      </style:paragraph-properties>
      <style:text-properties fo:color="#000000" style:font-name="Droid Sans Mono" fo:font-size="10.5pt" fo:font-weight="normal" officeooo:rsid="001d8e55" officeooo:paragraph-rsid="001d8e55" fo:background-color="transparent"/>
    </style:style>
    <style:style style:name="P29" style:family="paragraph" style:parent-style-name="Standard">
      <style:paragraph-properties fo:background-color="transparent">
        <style:background-image/>
      </style:paragraph-properties>
      <style:text-properties fo:color="#000000" fo:font-weight="normal" officeooo:rsid="001caf96" officeooo:paragraph-rsid="001caf96" fo:background-color="transparent" style:font-weight-asian="normal" style:font-weight-complex="normal"/>
    </style:style>
    <style:style style:name="P30" style:family="paragraph" style:parent-style-name="Standard">
      <style:paragraph-properties fo:background-color="transparent">
        <style:background-image/>
      </style:paragraph-properties>
      <style:text-properties fo:color="#000000" fo:font-weight="normal" officeooo:rsid="001f895e" officeooo:paragraph-rsid="001f895e" fo:background-color="transparent" style:font-weight-asian="normal" style:font-weight-complex="normal"/>
    </style:style>
    <style:style style:name="P31" style:family="paragraph" style:parent-style-name="Standard">
      <style:paragraph-properties fo:background-color="transparent">
        <style:background-image/>
      </style:paragraph-properties>
      <style:text-properties fo:color="#000000" fo:font-weight="normal" officeooo:rsid="002147c7" officeooo:paragraph-rsid="002147c7" fo:background-color="transparent" style:font-weight-asian="normal" style:font-weight-complex="normal"/>
    </style:style>
    <style:style style:name="P32" style:family="paragraph" style:parent-style-name="Standard">
      <style:paragraph-properties fo:background-color="transparent">
        <style:background-image/>
      </style:paragraph-properties>
      <style:text-properties fo:color="#000000" fo:font-weight="normal" officeooo:rsid="00215fbd" officeooo:paragraph-rsid="00215fbd" fo:background-color="transparent" style:font-weight-asian="normal" style:font-weight-complex="normal"/>
    </style:style>
    <style:style style:name="T1" style:family="text">
      <style:text-properties officeooo:rsid="0006d15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ando sbt</text:p>
      <text:p text:style-name="P1"/>
      <text:p text:style-name="P22">echo "deb https://dl.bintray.com/sbt/debian /" | sudo tee -a /etc/apt/sources.list.d/sbt.list</text:p>
      <text:p text:style-name="Preformatted_20_Text"/>
      <text:p text:style-name="Preformatted_20_Text">sudo apt-key adv --keyserver hkp://keyserver.ubuntu.com:80 --recv 2EE0EA64E40A89B84B2DF73499E82A75642AC823</text:p>
      <text:p text:style-name="Preformatted_20_Text"/>
      <text:p text:style-name="Preformatted_20_Text">sudo apt-get update</text:p>
      <text:p text:style-name="P24"/>
      <text:p text:style-name="P24">sudo apt-get install sbt</text:p>
      <text:p text:style-name="P5">Visual Studio Code</text:p>
      <text:p text:style-name="P1"/>
      <text:p text:style-name="P6">- Instalar la extensión Scala(Metals) en el Visual Studio Code.</text:p>
      <text:p text:style-name="P6"/>
      <text:p text:style-name="P7">Ver las instrucciones en <text:a xlink:type="simple" xlink:href="https://www.scala-sbt.org/0.13/docs/Hello.html">https://www.scala-sbt.org/0.13/docs/Hello.html</text:a></text:p>
      <text:p text:style-name="P7"/>
      <text:p text:style-name="P23"><text:span text:style-name="Source_20_Text">$ sbt new sbt/scala-seed.g8</text:span></text:p>
      <text:p text:style-name="P8">(para crear un proyecto sbt <text:span text:style-name="T1">básico</text:span>)</text:p>
      <text:p text:style-name="P8"/>
      <text:p text:style-name="P21">El archivo sbt básico del “build.sbt” puede ser:</text:p>
      <text:p text:style-name="P21"/>
      <text:p text:style-name="P21"/>
      <text:p text:style-name="P8"/>
      <text:p text:style-name="P8">En el directorio del proyecto, hacer</text:p>
      <text:p text:style-name="P8">$ sbt</text:p>
      <text:p text:style-name="P8">run</text:p>
      <text:p text:style-name="P8">para correrlo...</text:p>
      <text:p text:style-name="P8"/>
      <text:p text:style-name="P9">Desde el Visual Studio Code, hacer “Open Folder” y elegir la carpeta del proyecto. Saldrá una ventana preguntando si se desea importar el sbt project en el VS Code, decir que sí.</text:p>
      <text:p text:style-name="P9"/>
      <text:p text:style-name="P10">Puede llegar a requerir un tiempo..</text:p>
      <text:p text:style-name="P10"/>
      <text:p text:style-name="P11">Desde el Visual Studio Code, generar una terminal. Desde ahí, hacer </text:p>
      <text:p text:style-name="P11">sbt</text:p>
      <text:p text:style-name="P11"/>
      <text:p text:style-name="P11">y luego</text:p>
      <text:p text:style-name="P11">run</text:p>
      <text:p text:style-name="P11"/>
      <text:p text:style-name="P16">O directamente, </text:p>
      <text:p text:style-name="P16">sbt run</text:p>
      <text:p text:style-name="P20">(es lento correr el sbt, así que esto no se recomienda desde la consola)</text:p>
      <text:p text:style-name="P11"/>
      <text:p text:style-name="P3">Scala IDE</text:p>
      <text:p text:style-name="P3"/>
      <text:p text:style-name="P14">Agregar librerías:</text:p>
      <text:p text:style-name="P14"/>
      <text:p text:style-name="P14">Project → Properties → Java Build Path → Tab “Libraries”.</text:p>
      <text:p text:style-name="P11"/>
      <text:p text:style-name="P11"/>
      <text:p text:style-name="P15">Agregar un paquete::</text:p>
      <text:p text:style-name="P15"><text:soft-page-break/></text:p>
      <text:p text:style-name="P15">Hacerlo como agregar “Folder” en la carpeta “src”, no hacer lo de package.</text:p>
      <text:p text:style-name="P11"/>
      <text:p text:style-name="P4">IntelliJ Idea</text:p>
      <text:p text:style-name="P4"/>
      <text:p text:style-name="P17">Al instalarlo, instalar también el Scala.</text:p>
      <text:p text:style-name="P17">Hacer un nuevo proyecto, ir a la izquierda y elegir “Scala”, y a la derecha marcar “sbt project (recommended)”. Proseguir con eso.</text:p>
      <text:p text:style-name="P17">Esperar al crear proyecto scala que se ejecuten los background projects</text:p>
      <text:p text:style-name="P11"/>
      <text:p text:style-name="P18">A veces, para que ande bien es necesario restartear el Idea.</text:p>
      <text:p text:style-name="P11"/>
      <text:p text:style-name="P19">Build project, tira excepción...</text:p>
      <text:p text:style-name="P19"/>
      <text:p text:style-name="P19">Luego Run.</text:p>
      <text:p text:style-name="P11"/>
      <text:p text:style-name="P2">Preguntas</text:p>
      <text:p text:style-name="P12">¿Cómo sabe qué archivo correr de todos los del proyecto?</text:p>
      <text:p text:style-name="P13">Debe ser por los objetos que extienden “App”, que los hace ejecutables.</text:p>
      <text:p text:style-name="P13"/>
      <text:p text:style-name="P25">Uso de consola de scala en el “sbt”: ejecutar “console” dentro de la consola del sbt.</text:p>
      <text:p text:style-name="P25"/>
      <text:p text:style-name="P27">Agregar dependencias en el build.sbt</text:p>
      <text:p text:style-name="P27"/>
      <text:p text:style-name="P26">Ejemplo:</text:p>
      <text:p text:style-name="P28">lazy val root = (project in file("."))</text:p>
      <text:p text:style-name="P28">.settings(</text:p>
      <text:p text:style-name="P28"><text:tab/>name := "SparkTest",</text:p>
      <text:p text:style-name="P28"><text:tab/>libraryDependencies += scalaTest % Test,</text:p>
      <text:p text:style-name="P28"><text:tab/>libraryDependencies += "org.apache.spark" %% "spark-core" % "2.4.3",</text:p>
      <text:p text:style-name="P28"><text:tab/>libraryDependencies += "org.apache.spark" %% "spark-mllib" % "2.4.3",</text:p>
      <text:p text:style-name="P28">)</text:p>
      <text:p text:style-name="P29"/>
      <text:p text:style-name="P30">Salir del sbt, ejecutar sbt y hacer “compile”.</text:p>
      <text:p text:style-name="P30"/>
      <text:p text:style-name="P31">Puede llegar a tardar algo en el “Updating”, capaz que ahí está bajando todo.</text:p>
      <text:p text:style-name="P32">Cerrar y reiniciar el Visual Studio Code, saldrá un cartel para resincronizar el build.sbt con el Metals, darle ok.</text:p>
      <text:p text:style-name="P32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bali </meta:initial-creator>
    <meta:creation-date>2019-08-04T16:04:18.226442700</meta:creation-date>
    <meta:generator>LibreOffice/4.2.8.2$Linux_X86_64 LibreOffice_project/420m0$Build-2</meta:generator>
    <dc:date>2019-08-18T19:35:50.353618558</dc:date>
    <dc:creator>lbali </dc:creator>
    <meta:editing-duration>PT35M18S</meta:editing-duration>
    <meta:editing-cycles>30</meta:editing-cycles>
    <meta:document-statistic meta:table-count="0" meta:image-count="0" meta:object-count="0" meta:page-count="2" meta:paragraph-count="52" meta:word-count="350" meta:character-count="2262" meta:non-whitespace-character-count="1953"/>
  </office:meta>
</office:document-meta>
</file>